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cm" fo:margin-left="0.522cm" fo:margin-right="0.48cm" fo:margin-top="0.499cm" fo:margin-bottom="1cm" table:align="margins"/>
    </style:style>
    <style:style style:name="Table4.A" style:family="table-column">
      <style:table-column-properties style:column-width="1.182cm" style:rel-column-width="4841*"/>
    </style:style>
    <style:style style:name="Table4.B" style:family="table-column">
      <style:table-column-properties style:column-width="14.817cm" style:rel-column-width="60694*"/>
    </style:style>
    <style:style style:name="Table4.A1" style:family="table-cell">
      <style:table-cell-properties fo:padding="0.097cm" fo:border="none"/>
    </style:style>
    <style:style style:name="Table4.B1" style:family="table-cell">
      <style:table-cell-properties fo:padding="0.097cm" fo:border="0.002cm solid #000000"/>
    </style:style>
    <style:style style:name="Table1" style:family="table">
      <style:table-properties style:width="10.624cm" table:align="center"/>
    </style:style>
    <style:style style:name="Table1.A" style:family="table-column">
      <style:table-column-properties style:column-width="3.655cm"/>
    </style:style>
    <style:style style:name="Table1.B" style:family="table-column">
      <style:table-column-properties style:column-width="6.96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5.579cm" fo:margin-top="0.499cm" fo:margin-bottom="0.499cm" table:align="center"/>
    </style:style>
    <style:style style:name="Table2.A" style:family="table-column">
      <style:table-column-properties style:column-width="2.096cm"/>
    </style:style>
    <style:style style:name="Table2.B" style:family="table-column">
      <style:table-column-properties style:column-width="3.484cm"/>
    </style:style>
    <style:style style:name="Table2.A1" style:family="table-cell">
      <style:table-cell-properties fo:background-color="#000000" fo:padding="0.097cm" fo:border-left="0.002cm solid #999999" fo:border-right="none" fo:border-top="0.002cm solid #999999" fo:border-bottom="0.002cm solid #999999">
        <style:background-image/>
      </style:table-cell-properties>
    </style:style>
    <style:style style:name="Table2.B1" style:family="table-cell">
      <style:table-cell-properties fo:padding="0.097cm" fo:border="0.002cm solid #999999"/>
    </style:style>
    <style:style style:name="Table2.A2" style:family="table-cell">
      <style:table-cell-properties fo:background-color="#000000" fo:padding="0.097cm" fo:border-left="0.002cm solid #999999" fo:border-right="none" fo:border-top="none" fo:border-bottom="0.002cm solid #999999">
        <style:background-image/>
      </style:table-cell-properties>
    </style:style>
    <style:style style:name="Table2.B2" style:family="table-cell">
      <style:table-cell-properties fo:padding="0.097cm" fo:border-left="0.002cm solid #999999" fo:border-right="0.002cm solid #999999" fo:border-top="none" fo:border-bottom="0.002cm solid #999999"/>
    </style:style>
    <style:style style:name="Table3" style:family="table">
      <style:table-properties style:width="8.934cm" fo:margin-left="3.27cm" fo:margin-top="0.499cm" fo:margin-bottom="0.499cm" table:align="left"/>
    </style:style>
    <style:style style:name="Table3.A" style:family="table-column">
      <style:table-column-properties style:column-width="3.463cm"/>
    </style:style>
    <style:style style:name="Table3.B" style:family="table-column">
      <style:table-column-properties style:column-width="2.734cm"/>
    </style:style>
    <style:style style:name="Table3.C" style:family="table-column">
      <style:table-column-properties style:column-width="2.738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Darktable_20_text">
      <style:text-properties fo:language="en" fo:country="GB"/>
    </style:style>
    <style:style style:name="P5" style:family="paragraph" style:parent-style-name="Darktable_20_heading_20_3"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6" style:family="paragraph" style:parent-style-name="Text_20_body" style:list-style-name="L1">
      <style:text-properties fo:font-weight="normal" style:font-weight-asian="normal" style:font-weight-complex="normal"/>
    </style:style>
    <style:style style:name="P7" style:family="paragraph" style:parent-style-name="Darktable_20_text" style:list-style-name="L2"/>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99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run-through="foreground" style:wrap="none"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1536494976"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White balance is arguably the most important first correction for any raw conversion. Until that aspect has been <text:s/>determined, we really can not reliably do any other correction. </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5" draw:name="graphics11" text:anchor-type="as-char" svg:width="0.677cm" svg:height="0.677c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text:soft-page-break/>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6" draw:name="graphics1" text:anchor-type="as-char" svg:width="1.746cm" svg:height="0.661cm"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7" draw:name="graphics2" text:anchor-type="as-char" svg:width="1.296cm" svg:height="0.661cm"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6" draw:name="graphics3" text:anchor-type="as-char" svg:width="1.032cm" svg:height="0.661cm"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6" draw:name="graphics4" text:anchor-type="as-char" svg:width="0.873cm" svg:height="0.82cm"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6" draw:name="graphics5" text:anchor-type="as-char" svg:width="0.794cm" svg:height="0.767cm"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6" draw:name="graphics6" text:anchor-type="as-char" svg:width="0.767cm" svg:height="0.767cm"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6" draw:name="graphics7" text:anchor-type="as-char" svg:width="0.476cm" svg:height="0.767cm"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6" draw:name="graphics8" text:anchor-type="as-char" svg:width="1.032cm" svg:height="0.688cm"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6" draw:name="graphics9" text:anchor-type="as-char" svg:width="1.085cm" svg:height="0.714cm"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s that we would like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7.645cm" draw:z-index="10"><draw:text-box fo:min-height="5.978cm"><text:p text:style-name="Darktable_20_caption"><draw:frame draw:style-name="fr8" draw:name="graphics10" text:anchor-type="paragraph" svg:x="0.004cm" svg:y="0.002cm" svg:width="7.645cm" style:rel-width="100%" svg:height="5.978cm"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ext:soft-page-break/>There are three ways to affect the white balance of a picture:</text:p>
      <text:list xml:id="list2168411724" text:style-name="L1">
        <text:list-item>
          <text:p text:style-name="P6">changing tint, temperature in and temperature out;</text:p>
        </text:list-item>
        <text:list-item>
          <text:p text:style-name="P6">modifying the values of red, green and blue;</text:p>
        </text:list-item>
        <text:list-item>
          <text:p text:style-name="P6">and using presets or custom white balance.</text:p>
        </text:list-item>
      </text:list>
      <text:p text:style-name="P1">Keeping in mind the goal of white balance is to render neutral colors (colors with the same %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9.001cm" svg:y="6.001cm" svg:width="6.992cm" draw:z-index="18"><draw:text-box fo:min-height="5.913cm"><text:p text:style-name="Darktable_20_caption"><draw:frame draw:style-name="fr9" draw:name="graphics15" text:anchor-type="paragraph" svg:y="0.002cm" svg:width="3.496cm" style:rel-width="50%" svg:height="5.292cm" style:rel-height="scale" draw:z-index="19"><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1cm" svg:y="6.001cm" svg:width="6.992cm" draw:z-index="16"><draw:text-box fo:min-height="5.913cm"><text:p text:style-name="Darktable_20_caption"><draw:frame draw:style-name="fr9" draw:name="graphics14" text:anchor-type="paragraph" svg:y="0.002cm" svg:width="3.496cm" style:rel-width="50%" svg:height="5.292cm" style:rel-height="scale" draw:z-index="17"><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9.001cm" svg:y="0cm" svg:width="6.992cm" draw:z-index="14"><draw:text-box fo:min-height="5.913cm"><text:p text:style-name="Darktable_20_caption"><draw:frame draw:style-name="fr9" draw:name="graphics13" text:anchor-type="paragraph" svg:y="0.002cm" svg:width="3.496cm" style:rel-width="50%" svg:height="5.292cm" style:rel-height="scale" draw:z-index="15"><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1cm" svg:y="0cm" svg:width="6.992cm" draw:z-index="12"><draw:text-box fo:min-height="5.913cm"><text:p text:style-name="Darktable_20_caption"><draw:frame draw:style-name="fr9" draw:name="graphics12" text:anchor-type="paragraph" svg:y="0.002cm" svg:width="3.496cm" style:rel-width="50%" svg:height="5.292cm" style:rel-height="scale" draw:z-index="13"><draw:image xlink:href="../images/fosdinovo-0.1-5000-5000.jpg" xlink:type="simple" xlink:show="embed" xlink:actuate="onLoad"/></draw:frame>Figure <text:sequence text:ref-name="refFigure4" text:name="Figure" text:formula="ooow:Figure+1" style:num-format="1">2</text:sequence>: T: 0.1, Ki: 5000, Ko: 5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0.109cm" svg:width="8.897cm" draw:z-index="20"><draw:text-box fo:min-height="5.943cm"><text:p text:style-name="Darktable_20_caption"><draw:frame draw:style-name="fr9" draw:name="graphics16" text:anchor-type="paragraph" svg:y="0.002cm" svg:width="3.56cm" style:rel-width="40%" svg:height="5.292cm" style:rel-height="scale" draw:z-index="21"><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values for the correct values.</text:p>
      <text:p text:style-name="P5"><draw:frame draw:style-name="fr2" draw:name="Frame10" text:anchor-type="paragraph" svg:x="9.001cm" svg:y="6.001cm" svg:width="6.992cm" draw:z-index="28"><draw:text-box fo:min-height="5.913cm"><text:p text:style-name="Darktable_20_caption"><draw:frame draw:style-name="fr9" draw:name="graphics20" text:anchor-type="paragraph" svg:y="0.002cm" svg:width="3.496cm" style:rel-width="50%" svg:height="5.292cm" style:rel-height="scale" draw:z-index="29"><draw:image xlink:href="../images/fosdinovo-1.316-4709-5000.jpg" xlink:type="simple" xlink:show="embed" xlink:actuate="onLoad"/></draw:frame>Figure <text:sequence text:ref-name="refFigure6" text:name="Figure" text:formula="ooow:Figure+1" style:num-format="1">10</text:sequence>: <text:s/>R: <text:span text:style-name="T3">1.566, G: 1, B: 1.257</text:span></text:p></draw:text-box></draw:frame><draw:frame draw:style-name="fr2" draw:name="Frame9" text:anchor-type="paragraph" svg:x="1cm" svg:y="6.001cm" svg:width="6.992cm" draw:z-index="26"><draw:text-box fo:min-height="5.913cm"><text:p text:style-name="Darktable_20_caption"><draw:frame draw:style-name="fr9" draw:name="graphics19" text:anchor-type="paragraph" svg:y="0.002cm" svg:width="3.496cm" style:rel-width="50%" svg:height="5.292cm" style:rel-height="scale" draw:z-index="27"><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7" text:anchor-type="paragraph" svg:x="1cm" svg:y="0cm" svg:width="6.992cm" draw:z-index="24"><draw:text-box fo:min-height="5.913cm"><text:p text:style-name="Darktable_20_caption"><draw:frame draw:style-name="fr9" draw:name="graphics17" text:anchor-type="paragraph" svg:y="0.002cm" svg:width="3.496cm" style:rel-width="50%" svg:height="5.292cm" style:rel-height="scale" draw:z-index="25"><draw:image xlink:href="../images/fosdinovo-5-1-1.jpg" xlink:type="simple" xlink:show="embed" xlink:actuate="onLoad"/></draw:frame>Figure <text:sequence text:ref-name="refFigure8" text:name="Figure" text:formula="ooow:Figure+1" style:num-format="1">7</text:sequence>: R: 5, G: 1, B: 1</text:p></draw:text-box></draw:frame><draw:frame draw:style-name="fr2" draw:name="Frame8" text:anchor-type="paragraph" svg:x="9.001cm" svg:y="0cm" svg:width="6.992cm" draw:z-index="22"><draw:text-box fo:min-height="5.913cm"><text:p text:style-name="Darktable_20_caption"><draw:frame draw:style-name="fr9" draw:name="graphics18" text:anchor-type="paragraph" svg:y="0.002cm" svg:width="3.496cm" style:rel-width="50%" svg:height="5.292cm" style:rel-height="scale" draw:z-index="23"><draw:image xlink:href="../images/fosdinovo-1-5-1.jpg" xlink:type="simple" xlink:show="embed" xlink:actuate="onLoad"/></draw:frame>Figure <text:sequence text:ref-name="refFigure9" text:name="Figure" text:formula="ooow:Figure+1" style:num-format="1">8</text:sequence>: R:1, G: 5, B: 1</text:p></draw:text-box></draw:frame><text:soft-page-break/>White balance with preset values</text:p>
      <text:p text:style-name="P4">Darktable provides a number of presets of white balance suitable to the most common lighting conditions. These are:</text:p>
      <text:list xml:id="list2134350548" text:style-name="L2">
        <text:list-item>
          <text:p text:style-name="P7">Camera white balance</text:p>
        </text:list-item>
        <text:list-item>
          <text:p text:style-name="P7">Spot white balance</text:p>
        </text:list-item>
        <text:list-item>
          <text:p text:style-name="P7">Passthrough</text:p>
        </text:list-item>
        <text:list-item>
          <text:p text:style-name="P7">Daylight</text:p>
        </text:list-item>
        <text:list-item>
          <text:p text:style-name="P7">Shade</text:p>
        </text:list-item>
        <text:list-item>
          <text:p text:style-name="P7">Cloudy</text:p>
        </text:list-item>
        <text:list-item>
          <text:p text:style-name="P7">Tungsten</text:p>
        </text:list-item>
        <text:list-item>
          <text:p text:style-name="P7">White fluorescent</text:p>
        </text:list-item>
        <text:list-item>
          <text:p text:style-name="P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1">Figure 11</text:sequence-ref> and <text:sequence-ref text:reference-format="category-and-value" text:ref-name="refFigure10">Figure 12</text:sequence-ref> illustrate white balance with two different spots.</text:p>
      <text:p text:style-name="Darktable_20_text"><draw:frame draw:style-name="fr2" draw:name="Frame12" text:anchor-type="paragraph" svg:x="9.001cm" svg:y="0cm" svg:width="6.992cm" draw:z-index="32"><draw:text-box fo:min-height="5.913cm"><text:p text:style-name="Darktable_20_caption"><draw:frame draw:style-name="fr9" draw:name="graphics22" text:anchor-type="paragraph" svg:y="0.002cm" svg:width="3.496cm" style:rel-width="50%" svg:height="5.292cm" style:rel-height="scale" draw:z-index="33"><draw:image xlink:href="../images/fosdinovo-spot-2.jpg" xlink:type="simple" xlink:show="embed" xlink:actuate="onLoad"/></draw:frame>Figure <text:sequence text:ref-name="refFigure10" text:name="Figure" text:formula="ooow:Figure+1" style:num-format="1">12</text:sequence>: <text:s/>spot white balance II</text:p></draw:text-box></draw:frame><draw:frame draw:style-name="fr2" draw:name="Frame11" text:anchor-type="paragraph" svg:x="1cm" svg:y="0cm" svg:width="6.992cm" draw:z-index="30"><draw:text-box fo:min-height="5.913cm"><text:p text:style-name="Darktable_20_caption"><draw:frame draw:style-name="fr9" draw:name="graphics21" text:anchor-type="paragraph" svg:y="0.002cm" svg:width="3.496cm" style:rel-width="50%" svg:height="5.292cm" style:rel-height="scale" draw:z-index="31"><draw:image xlink:href="../images/fosdinovo-spot-1.jpg" xlink:type="simple" xlink:show="embed" xlink:actuate="onLoad"/></draw:frame>Figure <text:sequence text:ref-name="refFigure11" text:name="Figure" text:formula="ooow:Figure+1" style:num-format="1">11</text:sequence>: spot white balance 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2">Daylight</text:p>
          </table:table-cell>
          <table:table-cell table:style-name="Table3.A2" office:value-type="string">
            <text:p text:style-name="P3">0.978</text:p>
          </table:table-cell>
          <table:table-cell table:style-name="Table3.C2" office:value-type="string">
            <text:p text:style-name="P3">5285 K</text:p>
          </table:table-cell>
        </table:table-row>
        <table:table-row>
          <table:table-cell table:style-name="Table3.A2" office:value-type="string">
            <text:p text:style-name="P2">Shade</text:p>
          </table:table-cell>
          <table:table-cell table:style-name="Table3.A2" office:value-type="string">
            <text:p text:style-name="P3">0.952</text:p>
          </table:table-cell>
          <table:table-cell table:style-name="Table3.C2" office:value-type="string">
            <text:p text:style-name="P3">6523 K</text:p>
          </table:table-cell>
        </table:table-row>
        <table:table-row>
          <table:table-cell table:style-name="Table3.A2" office:value-type="string">
            <text:p text:style-name="P2">Cloudy</text:p>
          </table:table-cell>
          <table:table-cell table:style-name="Table3.A2" office:value-type="string">
            <text:p text:style-name="P3">0.964</text:p>
          </table:table-cell>
          <table:table-cell table:style-name="Table3.C2" office:value-type="string">
            <text:p text:style-name="P3">5870 K</text:p>
          </table:table-cell>
        </table:table-row>
        <table:table-row>
          <table:table-cell table:style-name="Table3.A2" office:value-type="string">
            <text:p text:style-name="P2">Tungsten</text:p>
          </table:table-cell>
          <table:table-cell table:style-name="Table3.A2" office:value-type="string">
            <text:p text:style-name="P3">1.064</text:p>
          </table:table-cell>
          <table:table-cell table:style-name="Table3.C2" office:value-type="string">
            <text:p text:style-name="P3">3641 K</text:p>
          </table:table-cell>
        </table:table-row>
        <table:table-row>
          <table:table-cell table:style-name="Table3.A2" office:value-type="string">
            <text:p text:style-name="P2">White fluorescent</text:p>
          </table:table-cell>
          <table:table-cell table:style-name="Table3.A2" office:value-type="string">
            <text:p text:style-name="P3">0.962</text:p>
          </table:table-cell>
          <table:table-cell table:style-name="Table3.C2" office:value-type="string">
            <text:p text:style-name="P3">4129 K</text:p>
          </table:table-cell>
        </table:table-row>
        <table:table-row>
          <table:table-cell table:style-name="Table3.A2" office:value-type="string">
            <text:p text:style-name="P2">Flash</text:p>
          </table:table-cell>
          <table:table-cell table:style-name="Table3.A2" office:value-type="string">
            <text:p text:style-name="P3">0.941</text:p>
          </table:table-cell>
          <table:table-cell table:style-name="Table3.C2" office:value-type="string">
            <text:p text:style-name="P3">6641 K</text:p>
          </table:table-cell>
        </table:table-row>
      </table:table>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39H33M42S</meta:editing-duration>
    <meta:editing-cycles>24</meta:editing-cycles>
    <meta:generator>OpenOffice.org/3.2$Linux OpenOffice.org_project/320m12$Build-9483</meta:generator>
    <meta:initial-creator>Nicholas </meta:initial-creator>
    <dc:date>2011-04-21T22:48:26</dc:date>
    <meta:document-statistic meta:table-count="4" meta:image-count="22" meta:object-count="0" meta:page-count="7" meta:paragraph-count="112" meta:word-count="1292" meta:character-count="7372"/>
  </office:meta>
</office:document-meta>
</file>